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SansSerif" svg:font-family="SansSerif"/>
  </office:font-face-decls>
  <office:automatic-styles>
    <style:style style:name="TBL0" style:master-page-name="master_0" style:family="table">
      <style:table-properties table:align="left" style:width="8.2638in"/>
    </style:style>
    <style:style style:name="TC0" style:family="table-column">
      <style:table-column-properties style:column-width="0.2777in"/>
    </style:style>
    <style:style style:name="TC1" style:family="table-column">
      <style:table-column-properties style:column-width="0.1944in"/>
    </style:style>
    <style:style style:name="TC2" style:family="table-column">
      <style:table-column-properties style:column-width="1.1944in"/>
    </style:style>
    <style:style style:name="TC3" style:family="table-column">
      <style:table-column-properties style:column-width="5.7638in"/>
    </style:style>
    <style:style style:name="TR0" style:family="table-row">
      <style:table-row-properties style:use-optimal-row-height="false" style:row-height="1.2777in"/>
    </style:style>
    <style:style style:name="C0" style:family="table-cell">
      <style:table-cell-properties style:shrink-to-fit="false" fo:wrap-option="wrap" fo:background-color="#006699" fo:padding-top="0.0in" fo:padding-left="0.0in" fo:padding-bottom="0.0in" fo:padding-right="0.0in" style:vertical-align="top"/>
      <style:paragraph-properties fo:text-align="start"/>
    </style:style>
    <style:style style:name="TBL1" style:family="table">
      <style:table-properties table:align="left" style:width="8.2638in"/>
    </style:style>
    <style:style style:name="TC4" style:family="table-column">
      <style:table-column-properties style:column-width="4.8472in"/>
    </style:style>
    <style:style style:name="TC5" style:family="table-column">
      <style:table-column-properties style:column-width="3.1388in"/>
    </style:style>
    <style:style style:name="TR1" style:family="table-row">
      <style:table-row-properties style:use-optimal-row-height="false" style:row-height="0.2777in"/>
    </style:style>
    <style:style style:name="C1" style:family="table-cell">
      <style:table-cell-properties style:shrink-to-fit="false" fo:wrap-option="wrap" style:vertical-align="top"/>
      <style:paragraph-properties fo:text-align="start"/>
    </style:style>
    <style:style style:name="TR2" style:family="table-row">
      <style:table-row-properties style:use-optimal-row-height="false" style:row-height="0.625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fo:color="#FFFFFF" style:font-name="SansSerif" fo:font-size="10.0pt" style:font-size-asian="10.0pt" style:font-size-complex="10.0pt">
</style:text-properties>
    </style:style>
    <style:style style:name="TR3" style:family="table-row">
      <style:table-row-properties style:use-optimal-row-height="false" style:row-height="0.2638in"/>
    </style:style>
    <style:style style:name="TR4" style:family="table-row">
      <style:table-row-properties style:use-optimal-row-height="false" style:row-height="0.4166in"/>
    </style:style>
    <style:style style:name="C3" style:family="table-cell">
      <style:table-cell-properties style:shrink-to-fit="false" fo:wrap-option="wrap" fo:padding-top="0.0in" fo:padding-left="0.0in" fo:padding-bottom="0.0in" fo:padding-right="0.0in" style:vertical-align="top"/>
      <style:paragraph-properties fo:text-align="start"/>
    </style:style>
    <style:style style:name="T1" style:family="text">
      <style:text-properties style:font-name="SansSerif" fo:font-size="10.0pt" style:font-size-asian="10.0pt" style:font-size-complex="10.0pt">
</style:text-properties>
    </style:style>
    <style:style style:name="TR5" style:family="table-row">
      <style:table-row-properties style:use-optimal-row-height="false" style:row-height="0.0138in"/>
    </style:style>
    <style:style style:name="G0" style:family="graphic" style:parent-style-name="Graphics">
      <style:graphic-properties draw:fill-color="#FFFFFF" style:horizontal-pos="left" style:horizontal-rel="paragraph" style:vertical-pos="top" style:vertical-rel="paragraph" svg:stroke-color="#666666" draw:stroke="solid" draw:stroke-dash="Dashed" svg:stroke-width="0.0138in"/>
    </style:style>
    <style:style style:name="TR6" style:family="table-row">
      <style:table-row-properties style:use-optimal-row-height="false" style:row-height="0.3333in"/>
    </style:style>
    <style:style style:name="TR7" style:family="table-row">
      <style:table-row-properties style:use-optimal-row-height="false" style:row-height="8.6527in"/>
    </style:style>
    <style:style style:name="TR8" style:family="table-row">
      <style:table-row-properties style:use-optimal-row-height="false" style:row-height="0.1805in"/>
    </style:style>
    <style:style style:name="C4" style:family="table-cell">
      <style:table-cell-properties style:shrink-to-fit="false" fo:wrap-option="wrap" fo:background-color="#E6E6E6" fo:padding-top="0.0in" fo:padding-left="0.0in" fo:padding-bottom="0.0in" fo:padding-right="0.0in" style:vertical-align="top"/>
      <style:paragraph-properties fo:text-align="start"/>
    </style:style>
    <style:style style:name="T2" style:family="text">
      <style:text-properties style:font-name="SansSerif" fo:font-size="10.0pt" style:font-size-asian="10.0pt" style:font-size-complex="10.0pt" fo:background-color="#E6E6E6">
</style:text-properties>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column table:style-name="TC3">
</table:table-column>
        <table:table-column table:style-name="TC0">
</table:table-column>
        <table:table-column table:style-name="TC0">
</table:table-column>
        <table:table-column table:style-name="TC0">
</table:table-column>
        <table:table-row table:style-name="TR0">
          <table:table-cell table:style-name="C0" table:number-columns-spanned="7">
            <table:table is-subtable="true" table:name="TBL_0_0_0" table:style-name="TBL1">
              <table:table-column table:style-name="TC0">
</table:table-column>
              <table:table-column table:style-name="TC4">
</table:table-column>
              <table:table-column table:style-name="TC5">
</table:table-column>
              <table:table-row table:style-name="TR1">
                <table:table-cell table:style-name="C1"/>
                <table:table-cell table:style-name="C1"/>
                <table:table-cell table:style-name="C1"/>
              </table:table-row>
              <table:table-row table:style-name="TR2">
                <table:table-cell table:style-name="C1"/>
                <table:table-cell table:style-name="C2">
                  <text:p text:style-name="P0"><text:bookmark text:name="JR_PAGE_ANCHOR_0_1"/><text:span text:style-name="T0">PHPjasper Test</text:span></text:p>
                </table:table-cell>
                <table:table-cell table:style-name="C1"/>
              </table:table-row>
            </table:table>
          </table:table-cell>
          <table:covered-table-cell/>
          <table:covered-table-cell/>
          <table:covered-table-cell/>
          <table:covered-table-cell/>
          <table:covered-table-cell/>
          <table:covered-table-cell/>
        </table:table-row>
        <table:table-row table:style-name="TR3">
          <table:table-cell table:style-name="C1"/>
          <table:table-cell table:style-name="C1"/>
          <table:table-cell table:style-name="C1"/>
          <table:table-cell table:style-name="C1"/>
          <table:table-cell table:style-name="C1"/>
          <table:table-cell table:style-name="C1"/>
          <table:table-cell table:style-name="C1"/>
        </table:table-row>
        <table:table-row table:style-name="TR4">
          <table:table-cell table:style-name="C1"/>
          <table:table-cell table:style-name="C1"/>
          <table:table-cell table:style-name="C3" table:number-columns-spanned="3">
            <text:p text:style-name="P0"><text:span text:style-name="T1">Lorem ipsum dolor sit amet, consectetur adipiscing elit, sed do eiusmod tempor incididunt ut labore et dolore magna aliqua. Ut enim ad minim veniam, quis nostrud exercitation ullamco laboris nisi ut aliquip </text:span></text:p>
          </table:table-cell>
          <table:covered-table-cell/>
          <table:covered-table-cell/>
          <table:table-cell table:style-name="C1"/>
          <table:table-cell table:style-name="C1"/>
        </table:table-row>
        <table:table-row table:style-name="TR5">
          <table:table-cell table:number-columns-spanned="7">
            <text:p><draw:line text:anchor-type="paragraph" draw:style-name="G0" svg:x1="0.0in" svg:y1="0.0in" svg:x2="8.25in" svg:y2="0.0in"><text:p/></draw:line></text:p>
          </table:table-cell>
          <table:covered-table-cell/>
          <table:covered-table-cell/>
          <table:covered-table-cell/>
          <table:covered-table-cell/>
          <table:covered-table-cell/>
          <table:covered-table-cell/>
        </table:table-row>
        <table:table-row table:style-name="TR1">
          <table:table-cell table:style-name="C1"/>
          <table:table-cell table:style-name="C1"/>
          <table:table-cell table:style-name="C1"/>
          <table:table-cell table:style-name="C1"/>
          <table:table-cell table:style-name="C1"/>
          <table:table-cell table:style-name="C1"/>
          <table:table-cell table:style-name="C1"/>
        </table:table-row>
        <table:table-row table:style-name="TR6">
          <table:table-cell table:style-name="C1"/>
          <table:table-cell table:style-name="C1"/>
          <table:table-cell table:style-name="C3" table:number-columns-spanned="3">
            <text:p text:style-name="P0"><text:span text:style-name="T1">Hello World !!!</text:span></text:p>
          </table:table-cell>
          <table:covered-table-cell/>
          <table:covered-table-cell/>
          <table:table-cell table:style-name="C1"/>
          <table:table-cell table:style-name="C1"/>
        </table:table-row>
        <table:table-row table:style-name="TR7">
          <table:table-cell table:style-name="C1"/>
          <table:table-cell table:style-name="C1"/>
          <table:table-cell table:style-name="C1"/>
          <table:table-cell table:style-name="C1"/>
          <table:table-cell table:style-name="C1"/>
          <table:table-cell table:style-name="C1"/>
          <table:table-cell table:style-name="C1"/>
        </table:table-row>
        <table:table-row table:style-name="TR8">
          <table:table-cell table:style-name="C1"/>
          <table:table-cell table:style-name="C3" table:number-columns-spanned="2">
            <text:p text:style-name="P0"><text:span text:style-name="T1">Segunda-feira 28 </text:span></text:p>
          </table:table-cell>
          <table:covered-table-cell/>
          <table:table-cell table:style-name="C1"/>
          <table:table-cell table:style-name="C4" table:number-columns-spanned="2">
            <text:p text:style-name="P0"><text:span text:style-name="T2"> 1</text:span></text:p>
          </table:table-cell>
          <table:covered-table-cell/>
          <table:table-cell table:style-name="C1"/>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office:document-meta xmlns:office="urn:oasis:names:tc:opendocument:xmlns:office:1.0" office:version="1.1"/>
</file>